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unnitteludokumentti</text:h>
      <text:h text:style-name="Heading_20_2" text:outline-level="2">1. Johdanto</text:h>
      <text:p text:style-name="P1">Leffa-arkisto on www-sivulla toimiva leffanhakulomake. Leffoja voi hakea leffan nimeen liittyvällä hakusanalla tai jonkin muun leffan ominaisuuden mukaan. Leffoista voi esimerkiksi pyytää listaa aakkosjärjestyksen, ohjaajan, valmistumisvuoden tai genren mukaan. </text:p>
      <text:p text:style-name="P1">Tavallinen käyttäjä voi hakea leffoja kannasta ja rekisteröityä järjestelmään. Rekisteröitynyt käyttäjä voi kirjautua järjestelmään, ehdottaa uusien leffojen lisäämistä kantaan, antaa leffoille omakohtaisia arvosanoja ja koota katsomistaan leffoista oman listan. Järjestelmän ylläpitäjä voi lisätä leffoja joko kokonaan itse tai ehdotettuja hyväksymällä. Lisääminen voi tapahtua esimerkiksi syöttämällä tiedot lomakkeeseen tai lukemalla leffan tiedot (tai useiden leffojen tiedot) esimerkiksi tekstitiedostosta. </text:p>
      <text:p text:style-name="P1"/>
      <text:h text:style-name="Heading_20_2" text:outline-level="2">2. Yleiskuva järjestelmästä</text:h>
      <text:h text:style-name="Heading_20_3" text:outline-level="3">Sidosryhmäkaavio</text:h>
      <text:h text:style-name="Heading_20_3" text:outline-level="3">Käyttäjäryhmät</text:h>
      <text:p text:style-name="P2">Tavallinen käyttäjä</text:p>
      <text:p text:style-name="P3">Tavallinen käyttäjä on kuka tahansa, joka internetin välityksellä tulee lukemaan Leffa-arkiston www-sivuja.</text:p>
      <text:p text:style-name="P2">Rekisteröitynyt käyttäjä</text:p>
      <text:p text:style-name="P2">Ylläpitäjä</text:p>
      <text:p text:style-name="P3"/>
      <text:h text:style-name="Heading_20_2" text:outline-level="2">3. Käyttötapaukset</text:h>
      <text:h text:style-name="Heading_20_3" text:outline-level="3">Leffojen hakeminen</text:h>
      <text:list xml:id="list14126108001" text:style-name="L1">
        <text:list-item>
          <text:p text:style-name="P4">Käyttäjä: tavallinen käyttäjä, rekisteröitynyt käyttäjä</text:p>
        </text:list-item>
        <text:list-item>
          <text:p text:style-name="P4">Tavoite: hakea joko yksittäisen leffan tiedot tai lista hakuehdon täyttävistä leffoista</text:p>
        </text:list-item>
        <text:list-item>
          <text:p text:style-name="P4">Käyttötapauksen kulku:</text:p>
        </text:list-item>
      </text:list>
      <text:list xml:id="list2133211832" text:style-name="L2">
        <text:list-item>
          <text:list>
            <text:list-item>
              <text:p text:style-name="P5">Järjestelmä pyytää käyttäjältä hakukriteeriä / kriteereitä</text:p>
            </text:list-item>
            <text:list-item>
              <text:p text:style-name="P5">Käyttäjä antaa hakukriteerit</text:p>
            </text:list-item>
            <text:list-item>
              <text:p text:style-name="P5">Järjestelmä näyttää käyttäjälle hakutulokset</text:p>
            </text:list-item>
          </text:list>
        </text:list-item>
      </text:list>
      <text:h text:style-name="Heading_20_3" text:outline-level="3">Rekisteröityminen</text:h>
      <text:list xml:id="list1044687028" text:style-name="L3">
        <text:list-item>
          <text:p text:style-name="P6">Käyttäjä: tavallinen käyttäjä</text:p>
        </text:list-item>
        <text:list-item>
          <text:p text:style-name="P6"><text:soft-page-break/>Tavoite: luoda tunnukset järjestelmään</text:p>
        </text:list-item>
        <text:list-item>
          <text:p text:style-name="P6">Käyttötapauksen kulku:</text:p>
        </text:list-item>
      </text:list>
      <text:list xml:id="list1767725912" text:style-name="L4">
        <text:list-item>
          <text:list>
            <text:list-item>
              <text:p text:style-name="P7">Järjestelmä pyytää käyttäjältä rekisteröitymistietoja</text:p>
            </text:list-item>
            <text:list-item>
              <text:p text:style-name="P7">Käyttäjä antaa pyydetyt tiedot</text:p>
            </text:list-item>
            <text:list-item>
              <text:p text:style-name="P7">Järjestelmä ilmoittaa rekisteröitymisen onnistumisesta</text:p>
            </text:list-item>
          </text:list>
        </text:list-item>
      </text:list>
      <text:h text:style-name="Heading_20_3" text:outline-level="3">Kirjautuminen</text:h>
      <text:list xml:id="list1888683263" text:style-name="L5">
        <text:list-item>
          <text:p text:style-name="P8">Käyttäjä: rekisteröitynyt käyttäjä, ylläpitäjä</text:p>
        </text:list-item>
        <text:list-item>
          <text:p text:style-name="P8">Tavoite: kirjautua järjestelmään joko rekisteröityneenä käyttäjänä tai ylläpitäjänä</text:p>
        </text:list-item>
        <text:list-item>
          <text:p text:style-name="P8">Käyttötapauksen kulku:</text:p>
        </text:list-item>
      </text:list>
      <text:list xml:id="list140082643" text:style-name="L6">
        <text:list-item>
          <text:list>
            <text:list-item>
              <text:p text:style-name="P9">Järjestelmä pyytää käyttäjältä tunnusta ja salasanaa</text:p>
            </text:list-item>
            <text:list-item>
              <text:p text:style-name="P9">Käyttäjä antaa tunnuksensa ja salasanansa</text:p>
            </text:list-item>
            <text:list-item>
              <text:p text:style-name="P9">Järjestelmä ilmoittaa kirjautumisen onnistumisesta</text:p>
            </text:list-item>
          </text:list>
        </text:list-item>
      </text:list>
      <text:h text:style-name="Heading_20_3" text:outline-level="3">Leffojen arviointi</text:h>
      <text:list xml:id="list70226791" text:style-name="L7">
        <text:list-item>
          <text:p text:style-name="P10">Käyttäjä: rekisteröitynyt käyttäjä</text:p>
        </text:list-item>
        <text:list-item>
          <text:p text:style-name="P10">Tavoite: antaa katsotulle leffalle arvosana</text:p>
        </text:list-item>
        <text:list-item>
          <text:p text:style-name="P10">Käyttötapauksen kulku:</text:p>
        </text:list-item>
      </text:list>
      <text:list xml:id="list1084062700" text:style-name="L8">
        <text:list-item>
          <text:list>
            <text:list-item>
              <text:p text:style-name="P11">Järjestelmä näyttää käyttäjälle valitun leffan tiedot</text:p>
            </text:list-item>
            <text:list-item>
              <text:p text:style-name="P11">Käyttäjä antaa arvosanan katsomalleen leffalle</text:p>
            </text:list-item>
            <text:list-item>
              <text:p text:style-name="P11">Järjestelmä tallentaa käyttäjän antaman arvosanan</text:p>
            </text:list-item>
          </text:list>
        </text:list-item>
      </text:list>
      <text:h text:style-name="Heading_20_3" text:outline-level="3">Leffojen lisääminen katsottujen-listalle</text:h>
      <text:list xml:id="list1838882847" text:style-name="L9">
        <text:list-item>
          <text:p text:style-name="P12">Käyttäjä: rekisteröitynyt käyttäjä</text:p>
        </text:list-item>
        <text:list-item>
          <text:p text:style-name="P12">Tavoite: lisätä katsottu leffa katsottujen leffojen-listalle</text:p>
        </text:list-item>
        <text:list-item>
          <text:p text:style-name="P12">Käyttötapauksen kulku:</text:p>
        </text:list-item>
      </text:list>
      <text:list xml:id="list488899666" text:style-name="L10">
        <text:list-item>
          <text:list>
            <text:list-item>
              <text:p text:style-name="P13">Järjestelmä näyttää käyttäjälle leffan tiedot</text:p>
            </text:list-item>
            <text:list-item>
              <text:p text:style-name="P13">Käyttäjä valitsee leffan lisättäväksi</text:p>
            </text:list-item>
            <text:list-item>
              <text:p text:style-name="P13">Järjestelmä lisää leffan katsottujen-listalle ja ilmoittaa lisäyksen onnistuneen</text:p>
            </text:list-item>
          </text:list>
        </text:list-item>
      </text:list>
      <text:h text:style-name="Heading_20_3" text:outline-level="3">Leffan poistaminen katsottujen-listalta</text:h>
      <text:list xml:id="list1016226461" text:style-name="L11">
        <text:list-item>
          <text:p text:style-name="P14">Käyttäjä: rekisteröitynyt käyttäjä</text:p>
        </text:list-item>
        <text:list-item>
          <text:p text:style-name="P14">Tavoite: poistaa leffa katsottujen leffojen-listalta</text:p>
        </text:list-item>
        <text:list-item>
          <text:p text:style-name="P14">Käyttötapauksen kulku:</text:p>
        </text:list-item>
      </text:list>
      <text:list xml:id="list1282260986" text:style-name="L12">
        <text:list-item>
          <text:list>
            <text:list-item>
              <text:p text:style-name="P15">Järjestelmä näyttää käyttäjälle katsottujen leffojen-listan</text:p>
            </text:list-item>
            <text:list-item>
              <text:p text:style-name="P15"><text:soft-page-break/>Käyttäjä valitsee leffan poistettavaksi listalta</text:p>
            </text:list-item>
            <text:list-item>
              <text:p text:style-name="P15">Järjestelmä ilmoittaa poistamisen onnistuneen</text:p>
            </text:list-item>
          </text:list>
        </text:list-item>
      </text:list>
      <text:h text:style-name="Heading_20_3" text:outline-level="3">Uuden leffan ehdottaminen</text:h>
      <text:list xml:id="list1027399163" text:style-name="L13">
        <text:list-item>
          <text:p text:style-name="P16">Käyttäjä: rekisteröitynyt käyttäjä</text:p>
        </text:list-item>
        <text:list-item>
          <text:p text:style-name="P16">Tavoite: ehdottaa uusi leffan lisättäväksi arkistoon</text:p>
        </text:list-item>
        <text:list-item>
          <text:p text:style-name="P16">Käyttötapauksen kulku:</text:p>
        </text:list-item>
      </text:list>
      <text:list xml:id="list135782987" text:style-name="L14">
        <text:list-item>
          <text:list>
            <text:list-item>
              <text:p text:style-name="P17">Järjestelmä pyytää ehdotettavan leffan tietoja</text:p>
            </text:list-item>
            <text:list-item>
              <text:p text:style-name="P17">Käyttäjä antaa ehdotettavan leffan tiedot</text:p>
            </text:list-item>
            <text:list-item>
              <text:p text:style-name="P17">Järjestelmä ilmoittaa ehdotuksen siirtämisestä odottamaan hyväksymistä</text:p>
            </text:list-item>
          </text:list>
        </text:list-item>
      </text:list>
      <text:h text:style-name="Heading_20_3" text:outline-level="3">Uuden leffan lisääminen</text:h>
      <text:list xml:id="list1165764035" text:style-name="L15">
        <text:list-item>
          <text:p text:style-name="P18">Käyttäjä: ylläpitäjä</text:p>
        </text:list-item>
        <text:list-item>
          <text:p text:style-name="P18">Tavoite: lisätä uusi leffa arkistoon</text:p>
        </text:list-item>
        <text:list-item>
          <text:p text:style-name="P18">Käyttötapauksen kulku:</text:p>
        </text:list-item>
      </text:list>
      <text:list xml:id="list641578852" text:style-name="L16">
        <text:list-item>
          <text:list>
            <text:list-item>
              <text:p text:style-name="P19">Järjestelmä pyytää lisättävän leffan tietoja tai tarjoaa rekisteröityneen käyttäjän ehdotusta</text:p>
            </text:list-item>
            <text:list-item>
              <text:p text:style-name="P19">Ylläpitäjä antaa lisättävän leffan tiedot</text:p>
            </text:list-item>
            <text:list-item>
              <text:p text:style-name="P19">Järjestelmä ilmoittaa lisäyksen onnistumisesta</text:p>
            </text:list-item>
          </text:list>
        </text:list-item>
      </text:list>
      <text:h text:style-name="Heading_20_3" text:outline-level="3">Leffan poistaminen</text:h>
      <text:list xml:id="list696105816" text:style-name="L17">
        <text:list-item>
          <text:p text:style-name="P20">Käyttäjä: ylläpitäjä</text:p>
        </text:list-item>
        <text:list-item>
          <text:p text:style-name="P20">Tavoite: poistaa leffa arkistosta</text:p>
        </text:list-item>
        <text:list-item>
          <text:p text:style-name="P20">Käyttötapauksen kulku:</text:p>
        </text:list-item>
      </text:list>
      <text:list xml:id="list1259784365" text:style-name="L18">
        <text:list-item>
          <text:list>
            <text:list-item>
              <text:p text:style-name="P21">Ylläpitäjä valitsee poistettavan leffan</text:p>
            </text:list-item>
            <text:list-item>
              <text:p text:style-name="P21">Järjestelmä ilmoittaa poiston onnistumisesta</text:p>
            </text:list-item>
          </text:list>
        </text:list-item>
      </text:list>
      <text:h text:style-name="Heading_20_3" text:outline-level="3">Käyttäjän poistaminen</text:h>
      <text:list xml:id="list2067723920" text:style-name="L19">
        <text:list-item>
          <text:p text:style-name="P22">Käyttäjä: ylläpitäjä</text:p>
        </text:list-item>
        <text:list-item>
          <text:p text:style-name="P22">Tavoite: poistaa rekisteröitynyt käyttäjä</text:p>
        </text:list-item>
        <text:list-item>
          <text:p text:style-name="P22">Käyttötapauksen kulku:</text:p>
        </text:list-item>
      </text:list>
      <text:list xml:id="list1939260182" text:style-name="L20">
        <text:list-item>
          <text:list>
            <text:list-item>
              <text:p text:style-name="P23">Ylläpitäjä valitsee poistettavan tunnuksen</text:p>
            </text:list-item>
            <text:list-item>
              <text:p text:style-name="P23">Järjestelmä ilmoittaa poiston onnistumisesta</text:p>
            </text:list-item>
          </text:list>
        </text:list-item>
      </text:list>
      <text:p text:style-name="Text_20_body"/>
      <text:h text:style-name="Heading_20_2" text:outline-level="2"><text:soft-page-break/>4. Järjestelmän tietosisältö</text:h>
      <text:h text:style-name="Heading_20_2" text:outline-level="2">5. Käyttöliittymän hahmotelma</text:h>
      <text:h text:style-name="Heading_20_2" text:outline-level="2">6. Relaatiotietokantakaav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ietokantasovellus<text:tab/><text:date style:data-style-name="N37" text:date-value="2012-09-07T16:44:39.23" text:fixed="true">07.09.12</text:date><text:tab/>Mika Ylisirniö</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 Ylisirniö</meta:initial-creator>
    <meta:creation-date>2012-09-07T16:00:08.05</meta:creation-date>
    <dc:date>2012-09-10T15:19:12</dc:date>
    <dc:creator>Mika Ylisirnio</dc:creator>
    <meta:editing-duration>PT1H35M44S</meta:editing-duration>
    <meta:editing-cycles>13</meta:editing-cycles>
    <meta:generator>LibreOffice/3.5$Linux_X86_64 LibreOffice_project/350m1$Build-2</meta:generator>
    <meta:document-statistic meta:table-count="0" meta:image-count="0" meta:object-count="0" meta:page-count="4" meta:paragraph-count="84" meta:word-count="450" meta:character-count="2556" meta:non-whitespace-character-count="3934"/>
  </office:meta>
</office:document-meta>
</file>